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669cm" svg:height="1.651cm" svg:x="1.508cm" svg:y="1.635cm">
          <text:p text:style-name="P1">zuluCrypt-cli flow chart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8.725cm" svg:height="1.141cm" svg:x="6.588cm" svg:y="11.289cm">
          <text:p text:style-name="P1">libzuluCrypt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9.398cm" svg:height="1.397cm" svg:x="3.667cm" svg:y="20.812cm">
          <text:p text:style-name="P1">libzuluCryptPluginManager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7.366cm" svg:height="1.27cm" svg:x="10.144cm" svg:y="16.113cm">
          <text:p text:style-name="P1">libzuluCrypt-exe</text:p>
          <draw:enhanced-geometry svg:viewBox="0 0 21600 21600" draw:type="rectangle" draw:enhanced-path="M 0 0 L 21600 0 21600 21600 0 21600 0 0 Z N"/>
        </draw:custom-shape>
        <draw:custom-shape draw:style-name="gr1" draw:text-style-name="P1" xml:id="id7" draw:id="id7" draw:layer="layout" svg:width="9.271cm" svg:height="1.397cm" svg:x="5.191cm" svg:y="24.749cm">
          <text:p text:style-name="P1">zuluCrypt-cli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4.79cm" svg:height="1.158cm" svg:x="4.466cm" svg:y="6.895cm">
          <text:p text:style-name="P1">libmount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6.861cm" svg:y2="8.053cm" draw:start-shape="id1" draw:start-glue-point="0" draw:end-shape="id2" svg:d="m10950 11289v-1618h-4089v-1618" svg:viewBox="0 0 4090 3237">
          <text:p/>
        </draw:connector>
        <draw:custom-shape draw:style-name="gr1" draw:text-style-name="P1" xml:id="id3" draw:id="id3" draw:layer="layout" svg:width="5.461cm" svg:height="1.27cm" svg:x="2.651cm" svg:y="16.113cm">
          <text:p text:style-name="P1">libblkid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6.588cm" svg:y1="11.859cm" svg:x2="5.381cm" svg:y2="16.113cm" draw:start-shape="id1" draw:start-glue-point="3" draw:end-shape="id3" svg:d="m6588 11859h-1207v4254" svg:viewBox="0 0 1208 4255">
          <text:p/>
        </draw:connector>
        <draw:custom-shape draw:style-name="gr1" draw:text-style-name="P1" xml:id="id4" draw:id="id4" draw:layer="layout" svg:width="5.161cm" svg:height="1.225cm" svg:x="12.811cm" svg:y="4.959cm">
          <text:p text:style-name="P1">libcryptsetup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15.391cm" svg:y2="6.184cm" draw:start-shape="id1" draw:end-shape="id4" draw:end-glue-point="2" svg:d="m10950 11289v-2553h4441v-2552" svg:viewBox="0 0 4442 5106">
          <text:p/>
        </draw:connector>
        <draw:connector draw:style-name="gr2" draw:text-style-name="P1" draw:layer="layout" svg:x1="13.827cm" svg:y1="16.113cm" svg:x2="10.95cm" svg:y2="12.43cm" draw:start-shape="id5" draw:start-glue-point="0" draw:end-shape="id1" draw:end-glue-point="2" svg:d="m13827 16113v-1842h-2877v-1841" svg:viewBox="0 0 2878 3684">
          <text:p/>
        </draw:connector>
        <draw:connector draw:style-name="gr2" draw:text-style-name="P1" draw:layer="layout" svg:x1="10.144cm" svg:y1="16.748cm" svg:x2="8.112cm" svg:y2="16.748cm" draw:start-shape="id5" draw:start-glue-point="3" draw:end-shape="id3" draw:end-glue-point="1" svg:d="m10144 16748h-2032" svg:viewBox="0 0 2033 1">
          <text:p/>
        </draw:connector>
        <draw:connector draw:style-name="gr2" draw:text-style-name="P1" draw:layer="layout" svg:x1="13.827cm" svg:y1="17.383cm" svg:x2="8.366cm" svg:y2="20.812cm" draw:start-shape="id5" draw:start-glue-point="2" draw:end-shape="id6" draw:end-glue-point="0" svg:d="m13827 17383v1714h-5461v1715" svg:viewBox="0 0 5462 3430">
          <text:p/>
        </draw:connector>
        <draw:connector draw:style-name="gr2" draw:text-style-name="P1" draw:layer="layout" svg:x1="14.462cm" svg:y1="25.447cm" svg:x2="17.51cm" svg:y2="16.748cm" draw:start-shape="id7" draw:start-glue-point="1" draw:end-shape="id5" svg:d="m14462 25447h3549v-8699h-501" svg:viewBox="0 0 3550 8700">
          <text:p/>
        </draw:connector>
        <draw:connector draw:style-name="gr2" draw:text-style-name="P1" draw:layer="layout" draw:line-skew="0cm 3.475cm" svg:x1="9.826cm" svg:y1="26.146cm" svg:x2="15.313cm" svg:y2="11.859cm" draw:start-shape="id7" draw:start-glue-point="2" draw:end-shape="id1" draw:end-glue-point="1" svg:d="m9826 26146v500h9462v-14787h-3975" svg:viewBox="0 0 9463 14788">
          <text:p/>
        </draw:connector>
        <draw:connector draw:style-name="gr2" draw:text-style-name="P1" draw:layer="layout" svg:x1="5.191cm" svg:y1="25.447cm" svg:x2="2.651cm" svg:y2="16.748cm" draw:start-shape="id7" draw:start-glue-point="3" draw:end-shape="id3" draw:end-glue-point="3" svg:d="m5191 25447h-3042v-8699h502" svg:viewBox="0 0 3043 8700">
          <text:p/>
        </draw:connector>
        <draw:custom-shape draw:style-name="gr1" draw:text-style-name="P1" xml:id="id8" draw:id="id8" draw:layer="layout" svg:width="4.699cm" svg:height="1.27cm" svg:x="4.429cm" svg:y="4.302cm">
          <text:p text:style-name="P1">libtcplay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0.95cm" svg:y1="11.289cm" svg:x2="9.128cm" svg:y2="4.937cm" draw:start-shape="id1" draw:start-glue-point="0" draw:end-shape="id8" draw:end-glue-point="1" svg:d="m10950 11289v-6352h-1822" svg:viewBox="0 0 1823 635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5-25T22:38:54</meta:creation-date>
    <dc:date>2013-06-02T00:29:53</dc:date>
    <meta:editing-duration>PT11M49S</meta:editing-duration>
    <meta:editing-cycles>14</meta:editing-cycles>
    <meta:generator>LibreOffice/4.0.3.3$Linux_x86 LibreOffice_project/0eaa50a932c8f2199a615e1eb30f7ac74279539</meta:generator>
    <meta:document-statistic meta:object-count="19"/>
  </office:meta>
</office:document-meta>
</file>